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text-properties fo:font-weight="bold" style:font-weight-asian="bold" style:font-size-complex="14pt" style:font-weight-complex="bold"/>
    </style:style>
    <style:style style:name="P2" style:family="paragraph" style:parent-style-name="Standard" style:list-style-name="L1">
      <style:text-properties fo:font-weight="bold" style:font-weight-asian="bold" style:font-weight-complex="bold"/>
    </style:style>
    <style:style style:name="P3" style:family="paragraph" style:parent-style-name="Standard" style:list-style-name="L2"/>
    <style:style style:name="P4" style:family="paragraph" style:parent-style-name="Standard">
      <style:text-properties officeooo:rsid="000d5215" officeooo:paragraph-rsid="000d5215"/>
    </style:style>
    <style:style style:name="P5" style:family="paragraph" style:parent-style-name="Standard">
      <style:text-properties fo:color="#ff3300"/>
    </style:style>
    <style:style style:name="P6" style:family="paragraph" style:parent-style-name="Standard" style:list-style-name="L2">
      <style:text-properties fo:color="#ff3300"/>
    </style:style>
    <style:style style:name="P7" style:family="paragraph" style:parent-style-name="Standard">
      <style:text-properties fo:color="#000000"/>
    </style:style>
    <style:style style:name="P8" style:family="paragraph" style:parent-style-name="Standard">
      <style:text-properties fo:color="#000000" fo:font-weight="bold" style:font-weight-asian="bold" style:font-weight-complex="bold"/>
    </style:style>
    <style:style style:name="P9" style:family="paragraph" style:parent-style-name="Standard">
      <style:text-properties fo:color="#000000" style:font-weight-complex="bold"/>
    </style:style>
    <style:style style:name="P10" style:family="paragraph" style:parent-style-name="Standard" style:list-style-name="L3">
      <style:text-properties fo:color="#000000" style:font-weight-complex="bold"/>
    </style:style>
    <style:style style:name="P11" style:family="paragraph" style:parent-style-name="Normal">
      <style:paragraph-properties fo:break-before="page"/>
      <style:text-properties fo:color="#000000"/>
    </style:style>
    <style:style style:name="P12" style:family="paragraph" style:parent-style-name="Normal" style:master-page-name="MP0">
      <style:paragraph-properties style:page-number="auto" fo:break-before="page"/>
      <style:text-properties fo:color="#000000" fo:font-weight="bold" style:font-weight-asian="bold" style:font-size-complex="14pt" style:font-weight-complex="bold"/>
    </style:style>
    <style:style style:name="P13" style:family="paragraph" style:parent-style-name="Normal">
      <style:text-properties fo:color="#000000" fo:font-weight="bold" style:font-weight-asian="bold" style:font-size-complex="14pt" style:font-weight-complex="bold"/>
    </style:style>
    <style:style style:name="P14" style:family="paragraph" style:parent-style-name="Normal">
      <style:paragraph-properties fo:text-align="center" style:justify-single-word="false"/>
      <style:text-properties fo:color="#000000" fo:font-size="26pt" fo:font-weight="bold" style:font-size-asian="26pt" style:font-weight-asian="bold" style:font-size-complex="26pt" style:font-weight-complex="bold"/>
    </style:style>
    <style:style style:name="P15" style:family="paragraph" style:parent-style-name="Normal">
      <style:paragraph-properties fo:text-align="center" style:justify-single-word="false"/>
      <style:text-properties fo:color="#000000" fo:font-size="26pt" style:font-size-asian="26pt" style:font-size-complex="26pt" style:font-weight-complex="bold"/>
    </style:style>
    <style:style style:name="T1" style:family="text">
      <style:text-properties fo:color="#70ad47"/>
    </style:style>
    <style:style style:name="T2" style:family="text">
      <style:text-properties fo:color="#70ad47" officeooo:rsid="001c3c64"/>
    </style:style>
    <style:style style:name="T3" style:family="text">
      <style:text-properties officeooo:rsid="000d5215"/>
    </style:style>
    <style:style style:name="T4" style:family="text">
      <style:text-properties fo:color="#ff3300"/>
    </style:style>
    <style:style style:name="T5" style:family="text">
      <style:text-properties officeooo:rsid="000ea5b2"/>
    </style:style>
    <style:style style:name="T6" style:family="text">
      <style:text-properties officeooo:rsid="00116463"/>
    </style:style>
    <style:style style:name="T7" style:family="text">
      <style:text-properties officeooo:rsid="0012b674"/>
    </style:style>
    <style:style style:name="T8" style:family="text">
      <style:text-properties officeooo:rsid="00169c9f"/>
    </style:style>
    <style:style style:name="T9" style:family="text">
      <style:text-properties officeooo:rsid="00182259"/>
    </style:style>
    <style:style style:name="T10" style:family="text">
      <style:text-properties officeooo:rsid="0019e4e8"/>
    </style:style>
    <style:style style:name="T11" style:family="text">
      <style:text-properties officeooo:rsid="001a8815"/>
    </style:style>
    <style:style style:name="T12" style:family="text">
      <style:text-properties officeooo:rsid="001c3c64"/>
    </style:style>
    <style:style style:name="T13" style:family="text">
      <style:text-properties officeooo:rsid="001dca2e"/>
    </style:style>
    <style:style style:name="T14" style:family="text">
      <style:text-properties fo:color="#00000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drien JORGE</text:p>
      <text:p text:style-name="P13">Mikaël TULOUP</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Cahier des charges</text:p>
      <text:p text:style-name="P14"/>
      <text:p text:style-name="P15">Projet de développement d’une interface Web dédiée aux enseignants chercheurs</text:p>
      <text:p text:style-name="P15"/>
      <text:p text:style-name="P15">Tuteur : Sébastien Salva</text:p>
      <text:p text:style-name="P11"/>
      <text:p text:style-name="P7">Ce projet a eu lieu sous la direction de Mr Salva dans le cadre de la licence professionnelle développement d'applications Internet/<text:span text:style-name="T12">Internet.</text:span></text:p>
      <text:p text:style-name="P7"/>
      <text:p text:style-name="P7">Des enseignants chercheurs, tout au long de leur carrière réalisent des recherches dans différents domaines. Par la suite, ils partagent leurs résultats avec leurs collègues afin de permettre aux autres chercheurs de les utiliser pour leurs propres recherches.</text:p>
      <text:p text:style-name="P7"/>
      <text:p text:style-name="P7">Un enseignant chercheur également professeur, Sebastien Salva, possède un site <text:span text:style-name="T12">Web</text:span> créé par des étudiants lui permettant de se présenter et de recenser ses publications et recherches réalisées durant sa carrière.</text:p>
      <text:p text:style-name="P7">Ce site Web n'est cependant pas du tout ergonomique et utilisable. Il <text:span text:style-name="T3">possède</text:span> également une application Windows 8 pour l'administration.</text:p>
      <text:p text:style-name="P8"/>
      <text:p text:style-name="P4"><text:span text:style-name="T14">L'objectif de ce projet est une application permettant de </text:span><text:span text:style-name="Police_20_par_20_défaut"><text:span text:style-name="T14">créer, modifier ou supprimer des rubriques sur un site Web, <text:s/>créer, modifier ou supprimer des publications. Pouvoir administrer le site Web à partir d'une application Windows 10 et une application Web. Régler les conflits de base de données.</text:span></text:span></text:p>
      <text:p text:style-name="P4"><text:span text:style-name="Police_20_par_20_défaut"><text:span text:style-name="T14">Pouvoir importer ou exporter des publication à partir de bibtex.</text:span></text:span></text:p>
      <text:p text:style-name="P7"/>
      <text:p text:style-name="P7">Le projet sera représenté par un site Web fonctionnel permettant de partager des publications <text:span text:style-name="T10">ainsi que des rubriques possédant une interface d'administration</text:span>.</text:p>
      <text:p text:style-name="P7"/>
      <text:p text:style-name="P7">Le site Web permettra de <text:span text:style-name="T11">créer</text:span>, modifier ou supprimer des publications <text:span text:style-name="T6">ainsi que des rubriques.</text:span></text:p>
      <text:p text:style-name="P7">Il possédera une interface d'administration avec un outil de <text:span text:style-name="T7">programmation</text:span> pour les personnes étrangères au langage informatique <text:span text:style-name="T8">permettant de faciliter la création de rubriques ou de publications. L'administrateur</text:span> pourra importer un fichier BibTex afin de créer une nouvelle publication qui sera visible pour les visiteurs. Les visiteurs pourront exporter une publication sous le format BibTex ou PDF.</text:p>
      <text:p text:style-name="P7"/>
      <text:p text:style-name="P7">Le site devra être finalisé et rendu le 21 décembre 2015.</text:p>
      <text:p text:style-name="P7"/>
      <text:p text:style-name="P7">Concernant le site Web il est obligatoire d'utiliser un framework PHP utilisant le modèle MVC.</text:p>
      <text:p text:style-name="P7">Nous devons utiliser le langage WinJS pour réaliser l'application Windows 10. De plus, le site doit être accessible depuis un smartphone ou une tablette et doit par conséquent être responsive. <text:span text:style-name="T12">De plus le site Web devra être accessible en deux langues (français et anglais).</text:span></text:p>
      <text:p text:style-name="P7">Des tests devront être réalisés afin de garantir l'aspect sécuritaire et robuste du site et de l'application Windows.</text:p>
      <text:p text:style-name="P8"/>
      <text:p text:style-name="P9">Les principales phases du projet sont :</text:p>
      <text:list xml:id="list8878027430225980108" text:style-name="L3">
        <text:list-item>
          <text:p text:style-name="P10">Développement de l’affichage des rubriques et des publications</text:p>
        </text:list-item>
        <text:list-item>
          <text:p text:style-name="P10">Création de l’interface d’administration du site</text:p>
        </text:list-item>
        <text:list-item>
          <text:p text:style-name="P10">Développement de l’application Windows 10 pour l’administration du site</text:p>
        </text:list-item>
      </text:list>
      <text:p text:style-name="P7"/>
      <text:p text:style-name="P7">Le client nous met à disposition les rapports et une archive du projet réalisé l'année dernière par d'autres étudiants de cette licence professionnelle.</text:p>
      <text:p text:style-name="P7"><text:span text:style-name="T13">Il </text:span>nous met <text:span text:style-name="T13">également </text:span>à disposition une tablette pour tester l'aspect responsive du site ainsi qu'un appareil avec Windows 10 pour tester l'application Wind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WW_5f_CharLFO2LVL1" style:display-name="WW_CharLFO2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FreeSans" style:font-family-complex="FreeSans" style:font-family-generic-complex="swiss"/>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Liberation Serif" fo:font-family="'Liberation Serif'" style:font-family-generic="roman" style:font-pitch="variable" style:font-name-asian="DejaVu Sans" style:font-family-asian="'DejaVu Sans'" style:font-family-generic-asian="system" style:font-pitch-asian="variable" style:font-name-complex="FreeSans" style:font-family-complex="FreeSans" style:font-family-generic-complex="swiss"/>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creation-date>2015-10-20T09:47:00Z</meta:creation-date>
    <dc:date>2015-10-21T10:21:49.271081187</dc:date>
    <meta:editing-cycles>26</meta:editing-cycles>
    <meta:editing-duration>PT1H44M29S</meta:editing-duration>
    <meta:document-statistic meta:table-count="0" meta:image-count="0" meta:object-count="0" meta:page-count="2" meta:paragraph-count="24" meta:word-count="450" meta:character-count="2988" meta:non-whitespace-character-count="2564"/>
    <meta:template xlink:type="simple" xlink:actuate="onRequest" xlink:title="" xlink:href="Normal.dotm"/>
  </office:meta>
</office:document-meta>
</file>